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E99AA71B0FBA622B56.png" manifest:media-type="image/png"/>
  <manifest:file-entry manifest:full-path="Pictures/10000001000001C60000009397B9491F8294E758.png" manifest:media-type="image/png"/>
  <manifest:file-entry manifest:full-path="Pictures/10000001000001120000009414520C8DAE4C9C2D.png" manifest:media-type="image/png"/>
  <manifest:file-entry manifest:full-path="Pictures/1000000100000243000000DF5542F06BA7373EB2.png" manifest:media-type="image/png"/>
  <manifest:file-entry manifest:full-path="Pictures/10000001000000C5000000B7784AA9A4EF8E6948.png" manifest:media-type="image/png"/>
  <manifest:file-entry manifest:full-path="Pictures/10000001000000B1000000E5F512092BA4A07AB6.png" manifest:media-type="image/png"/>
  <manifest:file-entry manifest:full-path="Pictures/10000001000003080000016C308A66344660781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625" officeooo:paragraph-rsid="000ea625"/>
    </style:style>
    <style:style style:name="P2" style:family="paragraph" style:parent-style-name="Standard">
      <style:text-properties fo:font-weight="bold" officeooo:rsid="000ea625" officeooo:paragraph-rsid="000ea625" style:font-weight-asian="bold" style:font-weight-complex="bold"/>
    </style:style>
    <style:style style:name="P3" style:family="paragraph" style:parent-style-name="Standard">
      <style:text-properties officeooo:rsid="000ea625" officeooo:paragraph-rsid="000ea625"/>
    </style:style>
    <style:style style:name="P4" style:family="paragraph" style:parent-style-name="Standard">
      <style:text-properties officeooo:rsid="00251c08" officeooo:paragraph-rsid="00251c08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cture 3 </text:p>
      <text:p text:style-name="P1">January 11, 2022</text:p>
      <text:p text:style-name="P1"><draw:frame draw:style-name="fr4" draw:name="Image1" text:anchor-type="char" svg:y="0.1437in" svg:width="6.1575in" svg:height="2.8882in" draw:z-index="0"><draw:image xlink:href="Pictures/10000001000003080000016C308A66344660781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6126in" svg:y="0.1563in" svg:width="1.8437in" svg:height="2.3854in" draw:z-index="1"><draw:image xlink:href="Pictures/10000001000000B1000000E5F512092BA4A07AB6.png" xlink:type="simple" xlink:show="embed" xlink:actuate="onLoad" draw:mime-type="image/png"/></draw:frame></text:p>
      <text:p text:style-name="P1"><draw:frame draw:style-name="fr2" draw:name="Image3" text:anchor-type="char" svg:x="4.2362in" svg:y="0.022in" svg:width="2.052in" svg:height="1.9063in" draw:z-index="2"><draw:image xlink:href="Pictures/10000001000000C5000000B7784AA9A4EF8E69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char" svg:x="2.4555in" svg:y="0.1256in" svg:width="2.8543in" svg:height="1.5417in" draw:z-index="3"><draw:image xlink:href="Pictures/10000001000001120000009414520C8DAE4C9C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5" text:anchor-type="char" svg:x="0.5126in" svg:y="0.0228in" svg:width="6.0311in" svg:height="2.3228in" draw:z-index="5"><draw:image xlink:href="Pictures/1000000100000243000000DF5542F06BA7373EB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6" text:anchor-type="char" svg:x="2.1917in" svg:y="0.048in" svg:width="4.7291in" svg:height="1.5311in" draw:z-index="4"><draw:image xlink:href="Pictures/10000001000001C60000009397B9491F8294E758.png" xlink:type="simple" xlink:show="embed" xlink:actuate="onLoad" draw:mime-type="image/png"/></draw:frame><text:soft-page-break/></text:p>
      <text:p text:style-name="P4"><text:span text:style-name="T1">Introduce Perturbation</text:span></text:p>
      <text:p text:style-name="P1"/>
      <text:p text:style-name="P1"><draw:frame draw:style-name="fr1" draw:name="Image7" text:anchor-type="char" svg:width="1.9689in" svg:height="2.4272in" draw:z-index="6"><draw:image xlink:href="Pictures/10000001000000BD000000E99AA71B0FBA622B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1:21:22.853269257</meta:creation-date>
    <dc:date>2022-01-16T14:30:17.759606463</dc:date>
    <meta:editing-duration>PT5H40M7S</meta:editing-duration>
    <meta:editing-cycles>18</meta:editing-cycles>
    <meta:generator>LibreOffice/7.2.3.2$Linux_X86_64 LibreOffice_project/20$Build-2</meta:generator>
    <meta:document-statistic meta:table-count="0" meta:image-count="7" meta:object-count="0" meta:page-count="2" meta:paragraph-count="3" meta:word-count="7" meta:character-count="48" meta:non-whitespace-character-count="43"/>
  </office:meta>
</office:document-meta>
</file>